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0.909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Open.Text.CSV.Test.TextReader_5f_F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dee6ef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ext-properties fo:color="#127622"/>
    </style:style>
    <style:style style:name="ce38" style:family="table-cell" style:parent-style-name="Default">
      <style:text-properties fo:color="#c9211e"/>
    </style:style>
    <style:style style:name="ce39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dee6ef"/>
      <style:text-properties fo:color="#127622"/>
    </style:style>
    <style:style style:name="ce41" style:family="table-cell" style:parent-style-name="Default">
      <style:table-cell-properties fo:background-color="#dee6ef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n.Text.CSV.Test.TextReader_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5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TextReader</text:p>
          </table:table-cell>
          <table:table-cell table:style-name="ce18" office:value-type="string" calcext:value-type="string">
            <text:p>Method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BufferSize</text:p>
          </table:table-cell>
          <table:table-cell table:style-name="ce18" office:value-type="string" calcext:value-type="string">
            <text:p>UseAsync</text:p>
          </table:table-cell>
          <table:table-cell table:style-name="ce25" office:value-type="string" calcext:value-type="string">
            <text:p>Median (ms)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94.14" calcext:value-type="float">
            <text:p>194.14</text:p>
          </table:table-cell>
          <table:table-cell table:style-name="ce37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39.93" calcext:value-type="float">
            <text:p>23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86.64" calcext:value-type="float">
            <text:p>28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251.93" calcext:value-type="float">
            <text:p>251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507.49" calcext:value-type="float">
            <text:p>50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534.99" calcext:value-type="float">
            <text:p>534.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449.98" calcext:value-type="float">
            <text:p>449.9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728.54" calcext:value-type="float">
            <text:p>728.5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759.1" calcext:value-type="float">
            <text:p>759.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552.02" calcext:value-type="float">
            <text:p>552.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061.77" calcext:value-type="float">
            <text:p>1061.7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139.77" calcext:value-type="float">
            <text:p>1139.77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25.26" calcext:value-type="float">
            <text:p>125.2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04.88" calcext:value-type="float">
            <text:p>104.88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17.72" calcext:value-type="float">
            <text:p>117.7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69.13" calcext:value-type="float">
            <text:p>169.13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474.56" calcext:value-type="float">
            <text:p>474.5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875.04" calcext:value-type="float">
            <text:p>875.04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38.46" calcext:value-type="float">
            <text:p>138.4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55.22" calcext:value-type="float">
            <text:p>255.2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77.88" calcext:value-type="float">
            <text:p>277.8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457.22" calcext:value-type="float">
            <text:p>457.2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009.47" calcext:value-type="float">
            <text:p>1009.47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079.91" calcext:value-type="float">
            <text:p>1079.91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76.84" calcext:value-type="float">
            <text:p>76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172.67" calcext:value-type="float">
            <text:p>17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183.09" calcext:value-type="float">
            <text:p>183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256.06" calcext:value-type="float">
            <text:p>256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527.5" calcext:value-type="float">
            <text:p>527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602.52" calcext:value-type="float">
            <text:p>602.52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54.15" calcext:value-type="float">
            <text:p>54.15</text:p>
          </table:table-cell>
          <table:table-cell table:style-name="ce37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9.75" calcext:value-type="float">
            <text:p>199.7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3.62" calcext:value-type="float">
            <text:p>193.6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98.9" calcext:value-type="float">
            <text:p>198.9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226.34" calcext:value-type="float">
            <text:p>226.3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3" office:value-type="string" calcext:value-type="string">
            <text:p>Preemptive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538.1" calcext:value-type="float">
            <text:p>538.10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8.47" calcext:value-type="float">
            <text:p>18.47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24.08" calcext:value-type="float">
            <text:p>24.0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DualBuffer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32.86" calcext:value-type="float">
            <text:p>32.8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79.96" calcext:value-type="float">
            <text:p>79.96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05.49" calcext:value-type="float">
            <text:p>105.49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Preemptive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024" calcext:value-type="float">
            <text:p>1024</text:p>
          </table:table-cell>
          <table:table-cell table:style-name="ce21"/>
          <table:table-cell table:style-name="ce32" office:value-type="float" office:value="139.9" calcext:value-type="float">
            <text:p>139.90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6.17" calcext:value-type="float">
            <text:p>16.17</text:p>
          </table:table-cell>
          <table:table-cell table:style-name="ce37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7.6" calcext:value-type="float">
            <text:p>17.6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DualBufferReadAsync</text:p>
          </table:table-cell>
          <table:table-cell table:style-name="ce23" office:value-type="string" calcext:value-type="string">
            <text:p>Buffer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21.08" calcext:value-type="float">
            <text:p>21.0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Line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75.72" calcext:value-type="float">
            <text:p>175.72</text:p>
          </table:table-cell>
          <table:table-cell table:style-name="ce38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3" office:value-type="string" calcext:value-type="string">
            <text:p>ReadLineAsync</text:p>
          </table:table-cell>
          <table:table-cell table:style-name="ce23" office:value-type="string" calcext:value-type="string">
            <text:p>Line</text:p>
          </table:table-cell>
          <table:table-cell table:style-name="ce23" office:value-type="float" office:value="4096" calcext:value-type="float">
            <text:p>4096</text:p>
          </table:table-cell>
          <table:table-cell table:style-name="ce20"/>
          <table:table-cell table:style-name="ce33" office:value-type="float" office:value="142.21" calcext:value-type="float">
            <text:p>142.21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Preemptive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4096" calcext:value-type="float">
            <text:p>4096</text:p>
          </table:table-cell>
          <table:table-cell table:style-name="ce21"/>
          <table:table-cell table:style-name="ce33" office:value-type="float" office:value="134.08" calcext:value-type="float">
            <text:p>134.08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8.45" calcext:value-type="float">
            <text:p>18.45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7.06" calcext:value-type="float">
            <text:p>17.06</text:p>
          </table:table-cell>
          <table:table-cell table:style-name="ce40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DualBufferReadAsync</text:p>
          </table:table-cell>
          <table:table-cell table:style-name="ce24" office:value-type="string" calcext:value-type="string">
            <text:p>Buffer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9.08" calcext:value-type="float">
            <text:p>19.0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180.05" calcext:value-type="float">
            <text:p>180.05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201.98" calcext:value-type="float">
            <text:p>201.98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21" office:value-type="string" calcext:value-type="string">
            <text:p>StringReader</text:p>
          </table:table-cell>
          <table:table-cell table:style-name="ce24" office:value-type="string" calcext:value-type="string">
            <text:p>PreemptiveReadLineAsync</text:p>
          </table:table-cell>
          <table:table-cell table:style-name="ce24" office:value-type="string" calcext:value-type="string">
            <text:p>Line</text:p>
          </table:table-cell>
          <table:table-cell table:style-name="ce24" office:value-type="float" office:value="16384" calcext:value-type="float">
            <text:p>16384</text:p>
          </table:table-cell>
          <table:table-cell table:style-name="ce21"/>
          <table:table-cell table:style-name="ce34" office:value-type="float" office:value="301.87" calcext:value-type="float">
            <text:p>301.87</text:p>
          </table:table-cell>
          <table:table-cell table:style-name="ce41" office:value-type="string" calcext:value-type="string">
            <text:p>⮿</text:p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pen.Text.CSV.Test.TextReader_F'.F2:'Open.Text.CSV.Test.TextReader_F'.F7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"/>
            <calcext:condition calcext:apply-style-name="Bad (No Background)" calcext:value="top-elements(1)" calcext:base-cell-address="'Open.Text.CSV.Test.TextReader_F'.F2"/>
          </calcext:conditional-format>
          <calcext:conditional-format calcext:target-range-address="'Open.Text.CSV.Test.TextReader_F'.F8:'Open.Text.CSV.Test.TextReader_F'.F13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8"/>
            <calcext:condition calcext:apply-style-name="Bad (No Background)" calcext:value="top-elements(1)" calcext:base-cell-address="'Open.Text.CSV.Test.TextReader_F'.F8"/>
          </calcext:conditional-format>
          <calcext:conditional-format calcext:target-range-address="'Open.Text.CSV.Test.TextReader_F'.F14:'Open.Text.CSV.Test.TextReader_F'.F19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14"/>
            <calcext:condition calcext:apply-style-name="Bad (No Background)" calcext:value="top-elements(1)" calcext:base-cell-address="'Open.Text.CSV.Test.TextReader_F'.F14"/>
          </calcext:conditional-format>
          <calcext:conditional-format calcext:target-range-address="'Open.Text.CSV.Test.TextReader_F'.F20:'Open.Text.CSV.Test.TextReader_F'.F2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0"/>
            <calcext:condition calcext:apply-style-name="Bad (No Background)" calcext:value="top-elements(1)" calcext:base-cell-address="'Open.Text.CSV.Test.TextReader_F'.F20"/>
          </calcext:conditional-format>
          <calcext:conditional-format calcext:target-range-address="'Open.Text.CSV.Test.TextReader_F'.F26:'Open.Text.CSV.Test.TextReader_F'.F31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6"/>
            <calcext:condition calcext:apply-style-name="Bad (No Background)" calcext:value="top-elements(1)" calcext:base-cell-address="'Open.Text.CSV.Test.TextReader_F'.F26"/>
          </calcext:conditional-format>
          <calcext:conditional-format calcext:target-range-address="'Open.Text.CSV.Test.TextReader_F'.F32:'Open.Text.CSV.Test.TextReader_F'.F37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2"/>
            <calcext:condition calcext:apply-style-name="Bad (No Background)" calcext:value="top-elements(1)" calcext:base-cell-address="'Open.Text.CSV.Test.TextReader_F'.F32"/>
          </calcext:conditional-format>
          <calcext:conditional-format calcext:target-range-address="'Open.Text.CSV.Test.TextReader_F'.F38:'Open.Text.CSV.Test.TextReader_F'.F43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8"/>
            <calcext:condition calcext:apply-style-name="Bad (No Background)" calcext:value="top-elements(1)" calcext:base-cell-address="'Open.Text.CSV.Test.TextReader_F'.F38"/>
          </calcext:conditional-format>
          <calcext:conditional-format calcext:target-range-address="'Open.Text.CSV.Test.TextReader_F'.F44:'Open.Text.CSV.Test.TextReader_F'.F49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44"/>
            <calcext:condition calcext:apply-style-name="Bad (No Background)" calcext:value="top-elements(1)" calcext:base-cell-address="'Open.Text.CSV.Test.TextReader_F'.F44"/>
          </calcext:conditional-format>
          <calcext:conditional-format calcext:target-range-address="'Open.Text.CSV.Test.TextReader_F'.F50:'Open.Text.CSV.Test.TextReader_F'.F5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50"/>
            <calcext:condition calcext:apply-style-name="Bad (No Background)" calcext:value="top-elements(1)" calcext:base-cell-address="'Open.Text.CSV.Test.TextReader_F'.F50"/>
          </calcext:conditional-format>
        </calcext:conditional-formats>
      </table:table>
      <table:named-expressions/>
      <table:database-ranges>
        <table:database-range table:name="__Anonymous_Sheet_DB__0" table:target-range-address="'Open.Text.CSV.Test.TextReader_F'.A1:'Open.Text.CSV.Test.TextReader_F'.F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ood_20__28_Bold_29_" style:display-name="Good (Bold)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Good_20__28_Bold_29_">
      <style:table-cell-properties fo:background-color="transparent"/>
    </style:style>
    <style:style style:name="Bad_20__28_No_20_Background_29_" style:display-name="Bad (No Background)" style:family="table-cell" style:parent-style-name="Bad">
      <style:table-cell-properties fo:background-color="transparen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1:06:46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en.Text.CSV.Test.TextReader_5f_F" style:display-name="PageStyle_Open.Text.CSV.Test.TextReader_F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0-02T12:25:56.709000000</dc:date>
    <meta:editing-cycles>8</meta:editing-cycles>
    <meta:editing-duration>PT48M43S</meta:editing-duration>
    <meta:generator>LibreOffice/7.2.1.2$Windows_X86_64 LibreOffice_project/87b77fad49947c1441b67c559c339af8f3517e22</meta:generator>
    <meta:document-statistic meta:table-count="1" meta:cell-count="324" meta:object-count="0"/>
    <meta:user-defined meta:name="AppVersion">15.0000</meta:user-defined>
  </office:meta>
</office:document-meta>
</file>